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46pt"/>
    </style:style>
    <style:style style:name="co3" style:family="table-column">
      <style:table-column-properties fo:break-before="auto" style:column-width="51.25pt"/>
    </style:style>
    <style:style style:name="co4" style:family="table-column">
      <style:table-column-properties fo:break-before="auto" style:column-width="59.16pt"/>
    </style:style>
    <style:style style:name="co5" style:family="table-column">
      <style:table-column-properties fo:break-before="auto" style:column-width="99.69pt"/>
    </style:style>
    <style:style style:name="co6" style:family="table-column">
      <style:table-column-properties fo:break-before="auto" style:column-width="66.44pt"/>
    </style:style>
    <style:style style:name="co7" style:family="table-column">
      <style:table-column-properties fo:break-before="auto" style:column-width="121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ext-properties fo:color="#ce181e"/>
    </style:style>
    <style:style style:name="ce3" style:family="table-cell" style:parent-style-name="Default" style:data-style-name="N61">
      <style:text-properties style:use-window-font-color="true"/>
    </style:style>
    <style:style style:name="ce4" style:family="table-cell" style:parent-style-name="Default" style:data-style-name="N61">
      <style:text-properties fo:color="#ed1c24"/>
    </style:style>
    <style:style style:name="ce5" style:family="table-cell" style:parent-style-name="Default" style:data-style-name="N61">
      <style:table-cell-properties fo:background-color="#fff200"/>
    </style:style>
    <style:style style:name="ce6" style:family="table-cell" style:parent-style-name="Default" style:data-style-name="N0"/>
    <style:style style:name="ce7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#add58a"/>
    </style:style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 style:data-style-name="N6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e=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table:style-name="Default" office:value-type="string" calcext:value-type="string">
            <text:p>alpha_f</text:p>
          </table:table-cell>
          <table:table-cell table:style-name="Default" office:value-type="string" calcext:value-type="string">
            <text:p>dt</text:p>
          </table:table-cell>
          <table:table-cell table:style-name="Default" office:value-type="string" calcext:value-type="string">
            <text:p>Pe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1" office:value-type="float" office:value="21" calcext:value-type="float">
            <text:p>2.10E+01</text:p>
          </table:table-cell>
          <table:table-cell table:style-name="ce1" office:value-type="float" office:value="0.1" calcext:value-type="float">
            <text:p>1.00E-01</text:p>
          </table:table-cell>
          <table:table-cell table:style-name="ce5" table:formula="of:=[.B2]*[.A2]/[.E2]" office:value-type="float" office:value="2.1" calcext:value-type="float">
            <text:p>2.10E+00</text:p>
          </table:table-cell>
          <table:table-cell office:value-type="float" office:value="0.0000000000898" calcext:value-type="float">
            <text:p>8.98E-1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t+2</text:p>
          </table:table-cell>
          <table:table-cell office:value-type="string" calcext:value-type="string">
            <text:p>nCells</text:p>
          </table:table-cell>
          <table:table-cell table:style-name="Default" office:value-type="string" calcext:value-type="string">
            <text:p>dx</text:p>
          </table:table-cell>
          <table:table-cell table:style-name="Default" office:value-type="string" calcext:value-type="string">
            <text:p>sigma</text:p>
          </table:table-cell>
          <table:table-cell table:style-name="Default" office:value-type="string" calcext:value-type="string">
            <text:p>d_f</text:p>
          </table:table-cell>
          <table:table-cell office:value-type="string" calcext:value-type="string">
            <text:p>Sigma^2</text:p>
          </table:table-cell>
          <table:table-cell office:value-type="string" calcext:value-type="string">
            <text:p>sigma+2*d_f</text:p>
          </table:table-cell>
          <table:table-cell table:style-name="Default"/>
          <table:table-cell office:value-type="string" calcext:value-type="string">
            <text:p>dt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Default" table:formula="of:=[.$A$2]/[.B6]" office:value-type="float" office:value="2.625" calcext:value-type="float">
            <text:p>2.625</text:p>
          </table:table-cell>
          <table:table-cell table:style-name="Default" table:formula="of:=[.$B$2]*[.$D$2]/[.C6]" office:value-type="float" office:value="0.00000000000342095238095238" calcext:value-type="float">
            <text:p>3.42095238095238E-12</text:p>
          </table:table-cell>
          <table:table-cell table:style-name="Default" table:formula="of:=[.$C$2]*[.$D$2]/[.C6]/[.C6]" office:value-type="float" office:value="0.000000000027367619047619" calcext:value-type="float">
            <text:p>2.7367619047619E-11</text:p>
          </table:table-cell>
          <table:table-cell table:formula="of:=[.D6]*[.D6]" office:value-type="float" office:value="1.17029151927438E-023" calcext:value-type="float">
            <text:p>1.17029151927438E-23</text:p>
          </table:table-cell>
          <table:table-cell table:formula="of:=[.D6]+[.E6]*2" office:value-type="float" office:value="0.0000000000581561904761904" calcext:value-type="float">
            <text:p>5.81561904761904E-11</text:p>
          </table:table-cell>
          <table:table-cell table:style-name="ce8"/>
          <table:table-cell table:style-name="ce1" table:formula="of:=0.47*[.C6]*[.C6]/[.$C$2]" office:value-type="float" office:value="1.5421875" calcext:value-type="float">
            <text:p>1.54E+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*2" office:value-type="float" office:value="16" calcext:value-type="float">
            <text:p>16</text:p>
          </table:table-cell>
          <table:table-cell table:style-name="Default" table:formula="of:=[.$A$2]/[.B7]" office:value-type="float" office:value="1.3125" calcext:value-type="float">
            <text:p>1.3125</text:p>
          </table:table-cell>
          <table:table-cell table:style-name="Default" table:formula="of:=[.$B$2]*[.$D$2]/[.C7]" office:value-type="float" office:value="0.00000000000684190476190476" calcext:value-type="float">
            <text:p>6.84190476190476E-12</text:p>
          </table:table-cell>
          <table:table-cell table:style-name="Default" table:formula="of:=[.$C$2]*[.$D$2]/[.C7]/[.C7]" office:value-type="float" office:value="0.000000000109470476190476" calcext:value-type="float">
            <text:p>1.09470476190476E-10</text:p>
          </table:table-cell>
          <table:table-cell table:formula="of:=[.D7]*[.D7]" office:value-type="float" office:value="4.6811660770975E-023" calcext:value-type="float">
            <text:p>4.6811660770975E-23</text:p>
          </table:table-cell>
          <table:table-cell table:formula="of:=[.D7]+[.E7]*2" office:value-type="float" office:value="0.000000000225782857142857" calcext:value-type="float">
            <text:p>2.25782857142857E-10</text:p>
          </table:table-cell>
          <table:table-cell table:style-name="Default"/>
          <table:table-cell table:style-name="ce1" table:formula="of:=0.47*[.C7]*[.C7]/[.$C$2]" office:value-type="float" office:value="0.385546875" calcext:value-type="float">
            <text:p>3.86E-0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*2" office:value-type="float" office:value="32" calcext:value-type="float">
            <text:p>32</text:p>
          </table:table-cell>
          <table:table-cell table:style-name="Default" table:formula="of:=[.$A$2]/[.B8]" office:value-type="float" office:value="0.65625" calcext:value-type="float">
            <text:p>0.65625</text:p>
          </table:table-cell>
          <table:table-cell table:style-name="Default" table:formula="of:=[.$B$2]*[.$D$2]/[.C8]" office:value-type="float" office:value="0.0000000000136838095238095" calcext:value-type="float">
            <text:p>1.36838095238095E-11</text:p>
          </table:table-cell>
          <table:table-cell table:style-name="Default" table:formula="of:=[.$C$2]*[.$D$2]/[.C8]/[.C8]" office:value-type="float" office:value="0.000000000437881904761905" calcext:value-type="float">
            <text:p>4.37881904761905E-10</text:p>
          </table:table-cell>
          <table:table-cell table:formula="of:=[.D8]*[.D8]" office:value-type="float" office:value="1.872466430839E-022" calcext:value-type="float">
            <text:p>1.872466430839E-22</text:p>
          </table:table-cell>
          <table:table-cell table:formula="of:=[.D8]+[.E8]*2" office:value-type="float" office:value="0.000000000889447619047619" calcext:value-type="float">
            <text:p>8.89447619047619E-10</text:p>
          </table:table-cell>
          <table:table-cell table:style-name="Default"/>
          <table:table-cell table:style-name="ce1" table:formula="of:=0.47*[.C8]*[.C8]/[.$C$2]" office:value-type="float" office:value="0.09638671875" calcext:value-type="float">
            <text:p>9.64E-0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*2" office:value-type="float" office:value="64" calcext:value-type="float">
            <text:p>64</text:p>
          </table:table-cell>
          <table:table-cell table:style-name="Default" table:formula="of:=[.$A$2]/[.B9]" office:value-type="float" office:value="0.328125" calcext:value-type="float">
            <text:p>0.328125</text:p>
          </table:table-cell>
          <table:table-cell table:style-name="Default" table:formula="of:=[.$B$2]*[.$D$2]/[.C9]" office:value-type="float" office:value="0.000000000027367619047619" calcext:value-type="float">
            <text:p>2.7367619047619E-11</text:p>
          </table:table-cell>
          <table:table-cell table:style-name="Default" table:formula="of:=[.$C$2]*[.$D$2]/[.C9]/[.C9]" office:value-type="float" office:value="0.00000000175152761904762" calcext:value-type="float">
            <text:p>1.75152761904762E-09</text:p>
          </table:table-cell>
          <table:table-cell table:formula="of:=[.D9]*[.D9]" office:value-type="float" office:value="7.48986572335598E-022" calcext:value-type="float">
            <text:p>7.48986572335598E-22</text:p>
          </table:table-cell>
          <table:table-cell table:formula="of:=[.D9]+[.E9]*2" office:value-type="float" office:value="0.00000000353042285714286" calcext:value-type="float">
            <text:p>3.53042285714286E-09</text:p>
          </table:table-cell>
          <table:table-cell table:style-name="Default"/>
          <table:table-cell table:style-name="ce1" table:formula="of:=0.47*[.C9]*[.C9]/[.$C$2]" office:value-type="float" office:value="0.0240966796875" calcext:value-type="float">
            <text:p>2.41E-0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*2" office:value-type="float" office:value="128" calcext:value-type="float">
            <text:p>128</text:p>
          </table:table-cell>
          <table:table-cell table:style-name="Default" table:formula="of:=[.$A$2]/[.B10]" office:value-type="float" office:value="0.1640625" calcext:value-type="float">
            <text:p>0.1640625</text:p>
          </table:table-cell>
          <table:table-cell table:style-name="Default" table:formula="of:=[.$B$2]*[.$D$2]/[.C10]" office:value-type="float" office:value="0.0000000000547352380952381" calcext:value-type="float">
            <text:p>5.47352380952381E-11</text:p>
          </table:table-cell>
          <table:table-cell table:style-name="Default" table:formula="of:=[.$C$2]*[.$D$2]/[.C10]/[.C10]" office:value-type="float" office:value="0.00000000700611047619048" calcext:value-type="float">
            <text:p>7.00611047619048E-09</text:p>
          </table:table-cell>
          <table:table-cell table:formula="of:=[.D10]*[.D10]" office:value-type="float" office:value="2.9959462893424E-021" calcext:value-type="float">
            <text:p>2.9959462893424E-21</text:p>
          </table:table-cell>
          <table:table-cell table:formula="of:=[.D10]+[.E10]*2" office:value-type="float" office:value="0.0000000140669561904762" calcext:value-type="float">
            <text:p>1.40669561904762E-08</text:p>
          </table:table-cell>
          <table:table-cell table:style-name="ce8"/>
          <table:table-cell table:style-name="ce1" table:formula="of:=0.47*[.C10]*[.C10]/[.$C$2]" office:value-type="float" office:value="0.006024169921875" calcext:value-type="float">
            <text:p>6.02E-0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*2" office:value-type="float" office:value="256" calcext:value-type="float">
            <text:p>256</text:p>
          </table:table-cell>
          <table:table-cell table:style-name="Default" table:formula="of:=[.$A$2]/[.B11]" office:value-type="float" office:value="0.08203125" calcext:value-type="float">
            <text:p>0.08203125</text:p>
          </table:table-cell>
          <table:table-cell table:style-name="Default" table:formula="of:=[.$B$2]*[.$D$2]/[.C11]" office:value-type="float" office:value="0.000000000109470476190476" calcext:value-type="float">
            <text:p>1.09470476190476E-10</text:p>
          </table:table-cell>
          <table:table-cell table:style-name="Default" table:formula="of:=[.$C$2]*[.$D$2]/[.C11]/[.C11]" office:value-type="float" office:value="0.0000000280244419047619" calcext:value-type="float">
            <text:p>2.80244419047619E-08</text:p>
          </table:table-cell>
          <table:table-cell table:formula="of:=[.D11]*[.D11]" office:value-type="float" office:value="1.19837851573696E-020" calcext:value-type="float">
            <text:p>1.19837851573696E-20</text:p>
          </table:table-cell>
          <table:table-cell table:formula="of:=[.D11]+[.E11]*2" office:value-type="float" office:value="0.0000000561583542857143" calcext:value-type="float">
            <text:p>5.61583542857143E-08</text:p>
          </table:table-cell>
          <table:table-cell table:style-name="ce9"/>
          <table:table-cell table:style-name="ce1" table:formula="of:=0.47*[.C11]*[.C11]/[.$C$2]" office:value-type="float" office:value="0.00150604248046875" calcext:value-type="float">
            <text:p>1.51E-0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*2" office:value-type="float" office:value="512" calcext:value-type="float">
            <text:p>512</text:p>
          </table:table-cell>
          <table:table-cell table:style-name="Default" table:formula="of:=[.$A$2]/[.B12]" office:value-type="float" office:value="0.041015625" calcext:value-type="float">
            <text:p>0.041015625</text:p>
          </table:table-cell>
          <table:table-cell table:style-name="Default" table:formula="of:=[.$B$2]*[.$D$2]/[.C12]" office:value-type="float" office:value="0.000000000218940952380952" calcext:value-type="float">
            <text:p>2.18940952380952E-10</text:p>
          </table:table-cell>
          <table:table-cell table:style-name="Default" table:formula="of:=[.$C$2]*[.$D$2]/[.C12]/[.C12]" office:value-type="float" office:value="0.000000112097767619048" calcext:value-type="float">
            <text:p>1.12097767619048E-07</text:p>
          </table:table-cell>
          <table:table-cell table:formula="of:=[.D12]*[.D12]" office:value-type="float" office:value="4.79351406294783E-020" calcext:value-type="float">
            <text:p>4.79351406294783E-20</text:p>
          </table:table-cell>
          <table:table-cell table:formula="of:=[.D12]+[.E12]*2" office:value-type="float" office:value="0.000000224414476190477" calcext:value-type="float">
            <text:p>2.24414476190477E-07</text:p>
          </table:table-cell>
          <table:table-cell table:style-name="ce8"/>
          <table:table-cell table:style-name="ce1" table:formula="of:=0.47*[.C12]*[.C12]/[.$C$2]" office:value-type="float" office:value="0.000376510620117187" calcext:value-type="float">
            <text:p>3.77E-0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*2" office:value-type="float" office:value="1024" calcext:value-type="float">
            <text:p>1024</text:p>
          </table:table-cell>
          <table:table-cell table:style-name="Default" table:formula="of:=[.$A$2]/[.B13]" office:value-type="float" office:value="0.0205078125" calcext:value-type="float">
            <text:p>0.0205078125</text:p>
          </table:table-cell>
          <table:table-cell table:style-name="Default" table:formula="of:=[.$B$2]*[.$D$2]/[.C13]" office:value-type="float" office:value="0.000000000437881904761905" calcext:value-type="float">
            <text:p>4.37881904761905E-10</text:p>
          </table:table-cell>
          <table:table-cell table:style-name="Default" table:formula="of:=[.$C$2]*[.$D$2]/[.C13]/[.C13]" office:value-type="float" office:value="0.000000448391070476191" calcext:value-type="float">
            <text:p>4.48391070476191E-07</text:p>
          </table:table-cell>
          <table:table-cell table:formula="of:=[.D13]*[.D13]" office:value-type="float" office:value="1.91740562517914E-019" calcext:value-type="float">
            <text:p>1.91740562517914E-19</text:p>
          </table:table-cell>
          <table:table-cell table:formula="of:=[.D13]+[.E13]*2" office:value-type="float" office:value="0.000000897220022857144" calcext:value-type="float">
            <text:p>8.97220022857144E-07</text:p>
          </table:table-cell>
          <table:table-cell table:style-name="ce8"/>
          <table:table-cell table:style-name="ce1" table:formula="of:=0.47*[.C13]*[.C13]/[.$C$2]" office:value-type="float" office:value="0.0000941276550292969" calcext:value-type="float">
            <text:p>9.41E-0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3]*2" office:value-type="float" office:value="2048" calcext:value-type="float">
            <text:p>2048</text:p>
          </table:table-cell>
          <table:table-cell table:style-name="Default" table:formula="of:=[.$A$2]/[.B14]" office:value-type="float" office:value="0.01025390625" calcext:value-type="float">
            <text:p>0.01025390625</text:p>
          </table:table-cell>
          <table:table-cell table:style-name="Default" table:formula="of:=[.$B$2]*[.$D$2]/[.C14]" office:value-type="float" office:value="0.00000000087576380952381" calcext:value-type="float">
            <text:p>8.7576380952381E-10</text:p>
          </table:table-cell>
          <table:table-cell table:style-name="Default" table:formula="of:=[.$C$2]*[.$D$2]/[.C14]/[.C14]" office:value-type="float" office:value="0.00000179356428190476" calcext:value-type="float">
            <text:p>1.79356428190476E-06</text:p>
          </table:table-cell>
          <table:table-cell table:formula="of:=[.D14]*[.D14]" office:value-type="float" office:value="7.66962250071656E-019" calcext:value-type="float">
            <text:p>7.66962250071656E-19</text:p>
          </table:table-cell>
          <table:table-cell table:formula="of:=[.D14]+[.E14]*2" office:value-type="float" office:value="0.00000358800432761904" calcext:value-type="float">
            <text:p>3.58800432761904E-06</text:p>
          </table:table-cell>
          <table:table-cell table:style-name="ce8"/>
          <table:table-cell table:style-name="ce1" table:formula="of:=0.47*[.C14]*[.C14]/[.$C$2]" office:value-type="float" office:value="0.0000235319137573242" calcext:value-type="float">
            <text:p>2.35E-0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]*2" office:value-type="float" office:value="4096" calcext:value-type="float">
            <text:p>4096</text:p>
          </table:table-cell>
          <table:table-cell table:style-name="Default" table:formula="of:=[.$A$2]/[.B15]" office:value-type="float" office:value="0.005126953125" calcext:value-type="float">
            <text:p>0.005126953125</text:p>
          </table:table-cell>
          <table:table-cell table:style-name="Default" table:formula="of:=[.$B$2]*[.$D$2]/[.C15]" office:value-type="float" office:value="0.00000000175152761904762" calcext:value-type="float">
            <text:p>1.75152761904762E-09</text:p>
          </table:table-cell>
          <table:table-cell table:style-name="Default" table:formula="of:=[.$C$2]*[.$D$2]/[.C15]/[.C15]" office:value-type="float" office:value="0.00000717425712761905" calcext:value-type="float">
            <text:p>7.17425712761905E-06</text:p>
          </table:table-cell>
          <table:table-cell table:formula="of:=[.D15]*[.D15]" office:value-type="float" office:value="3.06784900028662E-018" calcext:value-type="float">
            <text:p>3.06784900028662E-18</text:p>
          </table:table-cell>
          <table:table-cell table:formula="of:=[.D15]+[.E15]*2" office:value-type="float" office:value="0.0000143502657828571" calcext:value-type="float">
            <text:p>1.43502657828571E-05</text:p>
          </table:table-cell>
          <table:table-cell table:style-name="ce8"/>
          <table:table-cell table:style-name="ce1" table:formula="of:=0.47*[.C15]*[.C15]/[.$C$2]" office:value-type="float" office:value="0.00000588297843933106" calcext:value-type="float">
            <text:p>5.88E-0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*2" office:value-type="float" office:value="8192" calcext:value-type="float">
            <text:p>8192</text:p>
          </table:table-cell>
          <table:table-cell table:style-name="Default" table:formula="of:=[.$A$2]/[.B16]" office:value-type="float" office:value="0.0025634765625" calcext:value-type="float">
            <text:p>0.0025634765625</text:p>
          </table:table-cell>
          <table:table-cell table:style-name="Default" table:formula="of:=[.$B$2]*[.$D$2]/[.C16]" office:value-type="float" office:value="0.00000000350305523809524" calcext:value-type="float">
            <text:p>3.50305523809524E-09</text:p>
          </table:table-cell>
          <table:table-cell table:style-name="Default" table:formula="of:=[.$C$2]*[.$D$2]/[.C16]/[.C16]" office:value-type="float" office:value="0.0000286970285104762" calcext:value-type="float">
            <text:p>2.86970285104762E-05</text:p>
          </table:table-cell>
          <table:table-cell table:formula="of:=[.D16]*[.D16]" office:value-type="float" office:value="1.22713960011465E-017" calcext:value-type="float">
            <text:p>1.22713960011465E-17</text:p>
          </table:table-cell>
          <table:table-cell table:formula="of:=[.D16]+[.E16]*2" office:value-type="float" office:value="0.0000573975600761905" calcext:value-type="float">
            <text:p>5.73975600761905E-05</text:p>
          </table:table-cell>
          <table:table-cell table:style-name="ce8"/>
          <table:table-cell table:style-name="ce1" table:formula="of:=0.47*[.C16]*[.C16]/[.$C$2]" office:value-type="float" office:value="0.00000147074460983276" calcext:value-type="float">
            <text:p>1.47E-0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*2" office:value-type="float" office:value="16384" calcext:value-type="float">
            <text:p>16384</text:p>
          </table:table-cell>
          <table:table-cell table:style-name="Default" table:formula="of:=[.$A$2]/[.B17]" office:value-type="float" office:value="0.00128173828125" calcext:value-type="float">
            <text:p>0.00128173828125</text:p>
          </table:table-cell>
          <table:table-cell table:style-name="Default" table:formula="of:=[.$B$2]*[.$D$2]/[.C17]" office:value-type="float" office:value="0.00000000700611047619048" calcext:value-type="float">
            <text:p>7.00611047619048E-09</text:p>
          </table:table-cell>
          <table:table-cell table:style-name="Default" table:formula="of:=[.$C$2]*[.$D$2]/[.C17]/[.C17]" office:value-type="float" office:value="0.000114788114041905" calcext:value-type="float">
            <text:p>0.000114788114042</text:p>
          </table:table-cell>
          <table:table-cell table:formula="of:=[.D17]*[.D17]" office:value-type="float" office:value="4.9085584004586E-017" calcext:value-type="float">
            <text:p>4.9085584004586E-17</text:p>
          </table:table-cell>
          <table:table-cell table:formula="of:=[.D17]+[.E17]*2" office:value-type="float" office:value="0.000229583234194286" calcext:value-type="float">
            <text:p>0.000229583234194</text:p>
          </table:table-cell>
          <table:table-cell table:style-name="Default"/>
          <table:table-cell table:style-name="ce1" table:formula="of:=0.47*[.C17]*[.C17]/[.$C$2]" office:value-type="float" office:value="0.000000367686152458191" calcext:value-type="float">
            <text:p>3.68E-0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7]*2" office:value-type="float" office:value="32768" calcext:value-type="float">
            <text:p>32768</text:p>
          </table:table-cell>
          <table:table-cell table:style-name="Default" table:formula="of:=[.$A$2]/[.B18]" office:value-type="float" office:value="0.000640869140625" calcext:value-type="float">
            <text:p>0.000640869140625</text:p>
          </table:table-cell>
          <table:table-cell table:style-name="Default" table:formula="of:=[.$B$2]*[.$D$2]/[.C18]" office:value-type="float" office:value="0.000000014012220952381" calcext:value-type="float">
            <text:p>1.4012220952381E-08</text:p>
          </table:table-cell>
          <table:table-cell table:style-name="Default" table:formula="of:=[.$C$2]*[.$D$2]/[.C18]/[.C18]" office:value-type="float" office:value="0.000459152456167619" calcext:value-type="float">
            <text:p>0.000459152456168</text:p>
          </table:table-cell>
          <table:table-cell table:formula="of:=[.D18]*[.D18]" office:value-type="float" office:value="1.96342336018345E-016" calcext:value-type="float">
            <text:p>1.96342336018345E-16</text:p>
          </table:table-cell>
          <table:table-cell table:formula="of:=[.D18]+[.E18]*2" office:value-type="float" office:value="0.00091831892455619" calcext:value-type="float">
            <text:p>0.000918318924556</text:p>
          </table:table-cell>
          <table:table-cell table:style-name="Default"/>
          <table:table-cell table:style-name="ce1" table:formula="of:=0.47*[.C18]*[.C18]/[.$C$2]" office:value-type="float" office:value="0.0000000919215381145477" calcext:value-type="float">
            <text:p>9.19E-0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*2" office:value-type="float" office:value="65536" calcext:value-type="float">
            <text:p>65536</text:p>
          </table:table-cell>
          <table:table-cell table:style-name="Default" table:formula="of:=[.$A$2]/[.B19]" office:value-type="float" office:value="0.0003204345703125" calcext:value-type="float">
            <text:p>0.000320434570313</text:p>
          </table:table-cell>
          <table:table-cell table:style-name="Default" table:formula="of:=[.$B$2]*[.$D$2]/[.C19]" office:value-type="float" office:value="0.0000000280244419047619" calcext:value-type="float">
            <text:p>2.80244419047619E-08</text:p>
          </table:table-cell>
          <table:table-cell table:style-name="Default" table:formula="of:=[.$C$2]*[.$D$2]/[.C19]/[.C19]" office:value-type="float" office:value="0.00183660982467048" calcext:value-type="float">
            <text:p>0.00183660982467</text:p>
          </table:table-cell>
          <table:table-cell table:formula="of:=[.D19]*[.D19]" office:value-type="float" office:value="7.85369344073375E-016" calcext:value-type="float">
            <text:p>7.85369344073375E-16</text:p>
          </table:table-cell>
          <table:table-cell table:formula="of:=[.D19]+[.E19]*2" office:value-type="float" office:value="0.00367324767378286" calcext:value-type="float">
            <text:p>0.003673247673783</text:p>
          </table:table-cell>
          <table:table-cell table:style-name="Default"/>
          <table:table-cell table:style-name="ce1" table:formula="of:=0.47*[.C19]*[.C19]/[.$C$2]" office:value-type="float" office:value="0.0000000229803845286369" calcext:value-type="float">
            <text:p>2.30E-0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9]*2" office:value-type="float" office:value="131072" calcext:value-type="float">
            <text:p>131072</text:p>
          </table:table-cell>
          <table:table-cell table:style-name="Default" table:formula="of:=[.$A$2]/[.B20]" office:value-type="float" office:value="0.00016021728515625" calcext:value-type="float">
            <text:p>0.000160217285156</text:p>
          </table:table-cell>
          <table:table-cell table:style-name="Default" table:formula="of:=[.$B$2]*[.$D$2]/[.C20]" office:value-type="float" office:value="0.0000000560488838095238" calcext:value-type="float">
            <text:p>5.60488838095238E-08</text:p>
          </table:table-cell>
          <table:table-cell table:style-name="Default" table:formula="of:=[.$C$2]*[.$D$2]/[.C20]/[.C20]" office:value-type="float" office:value="0.00734643929868191" calcext:value-type="float">
            <text:p>0.007346439298682</text:p>
          </table:table-cell>
          <table:table-cell table:formula="of:=[.D20]*[.D20]" office:value-type="float" office:value="3.1414773762935E-015" calcext:value-type="float">
            <text:p>3.1414773762935E-15</text:p>
          </table:table-cell>
          <table:table-cell table:formula="of:=[.D20]+[.E20]*2" office:value-type="float" office:value="0.0146929346462476" calcext:value-type="float">
            <text:p>0.014692934646248</text:p>
          </table:table-cell>
          <table:table-cell table:style-name="Default"/>
          <table:table-cell table:style-name="ce1" table:formula="of:=0.47*[.C20]*[.C20]/[.$C$2]" office:value-type="float" office:value="0.00000000574509613215923" calcext:value-type="float">
            <text:p>5.75E-0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0]*2" office:value-type="float" office:value="262144" calcext:value-type="float">
            <text:p>262144</text:p>
          </table:table-cell>
          <table:table-cell table:style-name="Default" table:formula="of:=[.$A$2]/[.B21]" office:value-type="float" office:value="0.000080108642578125" calcext:value-type="float">
            <text:p>8.0108642578125E-05</text:p>
          </table:table-cell>
          <table:table-cell table:style-name="Default" table:formula="of:=[.$B$2]*[.$D$2]/[.C21]" office:value-type="float" office:value="0.000000112097767619048" calcext:value-type="float">
            <text:p>1.12097767619048E-07</text:p>
          </table:table-cell>
          <table:table-cell table:style-name="Default" table:formula="of:=[.$C$2]*[.$D$2]/[.C21]/[.C21]" office:value-type="float" office:value="0.0293857571947276" calcext:value-type="float">
            <text:p>0.029385757194728</text:p>
          </table:table-cell>
          <table:table-cell table:formula="of:=[.D21]*[.D21]" office:value-type="float" office:value="0.0000000000000125659095051741" calcext:value-type="float">
            <text:p>1.25659095051741E-14</text:p>
          </table:table-cell>
          <table:table-cell table:formula="of:=[.D21]+[.E21]*2" office:value-type="float" office:value="0.0587716264872228" calcext:value-type="float">
            <text:p>0.058771626487223</text:p>
          </table:table-cell>
          <table:table-cell table:style-name="Default"/>
          <table:table-cell table:style-name="ce1" table:formula="of:=0.47*[.C21]*[.C21]/[.$C$2]" office:value-type="float" office:value="0.00000000143627403303981" calcext:value-type="float">
            <text:p>1.44E-0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1]*2" office:value-type="float" office:value="524288" calcext:value-type="float">
            <text:p>524288</text:p>
          </table:table-cell>
          <table:table-cell table:style-name="Default" table:formula="of:=[.$A$2]/[.B22]" office:value-type="float" office:value="0.0000400543212890625" calcext:value-type="float">
            <text:p>4.00543212890625E-05</text:p>
          </table:table-cell>
          <table:table-cell table:style-name="Default" table:formula="of:=[.$B$2]*[.$D$2]/[.C22]" office:value-type="float" office:value="0.000000224195535238095" calcext:value-type="float">
            <text:p>2.24195535238095E-07</text:p>
          </table:table-cell>
          <table:table-cell table:style-name="Default" table:formula="of:=[.$C$2]*[.$D$2]/[.C22]/[.C22]" office:value-type="float" office:value="0.11754302877891" calcext:value-type="float">
            <text:p>0.11754302877891</text:p>
          </table:table-cell>
          <table:table-cell table:formula="of:=[.D22]*[.D22]" office:value-type="float" office:value="0.0000000000000502636380206959" calcext:value-type="float">
            <text:p>5.02636380206959E-14</text:p>
          </table:table-cell>
          <table:table-cell table:formula="of:=[.D22]+[.E22]*2" office:value-type="float" office:value="0.235086281753355" calcext:value-type="float">
            <text:p>0.235086281753355</text:p>
          </table:table-cell>
          <table:table-cell table:style-name="Default"/>
          <table:table-cell table:style-name="ce1" table:formula="of:=0.47*[.C22]*[.C22]/[.$C$2]" office:value-type="float" office:value="0.000000000359068508259952" calcext:value-type="float">
            <text:p>3.59E-1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*2" office:value-type="float" office:value="1048576" calcext:value-type="float">
            <text:p>1048576</text:p>
          </table:table-cell>
          <table:table-cell table:style-name="Default" table:formula="of:=[.$A$2]/[.B23]" office:value-type="float" office:value="0.0000200271606445312" calcext:value-type="float">
            <text:p>2.00271606445312E-05</text:p>
          </table:table-cell>
          <table:table-cell table:style-name="Default" table:formula="of:=[.$B$2]*[.$D$2]/[.C23]" office:value-type="float" office:value="0.000000448391070476191" calcext:value-type="float">
            <text:p>4.48391070476191E-07</text:p>
          </table:table-cell>
          <table:table-cell table:style-name="Default" table:formula="of:=[.$C$2]*[.$D$2]/[.C23]/[.C23]" office:value-type="float" office:value="0.470172115115642" calcext:value-type="float">
            <text:p>0.470172115115642</text:p>
          </table:table-cell>
          <table:table-cell table:formula="of:=[.D23]*[.D23]" office:value-type="float" office:value="0.000000000000201054552082784" calcext:value-type="float">
            <text:p>2.01054552082784E-13</text:p>
          </table:table-cell>
          <table:table-cell table:formula="of:=[.D23]+[.E23]*2" office:value-type="float" office:value="0.940344678622355" calcext:value-type="float">
            <text:p>0.940344678622355</text:p>
          </table:table-cell>
          <table:table-cell table:style-name="Default"/>
          <table:table-cell table:style-name="ce1" table:formula="of:=0.47*[.C23]*[.C23]/[.$C$2]" office:value-type="float" office:value="0.000000000089767127064988" calcext:value-type="float">
            <text:p>8.98E-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height</text:p>
          </table:table-cell>
          <table:table-cell table:style-name="Default" office:value-type="string" calcext:value-type="string">
            <text:p>u_f</text:p>
          </table:table-cell>
          <table:table-cell table:style-name="Default" office:value-type="string" calcext:value-type="string">
            <text:p>alpha_f</text:p>
          </table:table-cell>
          <table:table-cell table:style-name="Default" office:value-type="string" calcext:value-type="string">
            <text:p>dt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ErrThd</text:p>
          </table:table-cell>
          <table:table-cell office:value-type="string" calcext:value-type="string">
            <text:p>tStep</text:p>
          </table:table-cell>
          <table:table-cell office:value-type="string" calcext:value-type="string">
            <text:p>nCell</text:p>
          </table:table-cell>
          <table:table-cell office:value-type="string" calcext:value-type="string">
            <text:p>Temp_1</text:p>
          </table:table-cell>
          <table:table-cell office:value-type="string" calcext:value-type="string">
            <text:p>Temp_nC</text:p>
          </table:table-cell>
          <table:table-cell office:value-type="string" calcext:value-type="string">
            <text:p>discL2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table:formula="of:=0.00000001" office:value-type="float" office:value="0.00000001" calcext:value-type="float">
            <text:p>1.00E-08</text:p>
          </table:table-cell>
          <table:table-cell table:style-name="ce7" table:formula="of:=[.C26]*[.B26]/[.D26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4755" calcext:value-type="float">
            <text:p>24755</text:p>
          </table:table-cell>
          <table:table-cell office:value-type="float" office:value="32" calcext:value-type="float">
            <text:p>32</text:p>
          </table:table-cell>
          <table:table-cell office:value-type="float" office:value="1.197" calcext:value-type="float">
            <text:p>1.197</text:p>
          </table:table-cell>
          <table:table-cell office:value-type="float" office:value="1.002" calcext:value-type="float">
            <text:p>1.002</text:p>
          </table:table-cell>
          <table:table-cell office:value-type="float" office:value="0.774" calcext:value-type="float">
            <text:p>0.77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table:formula="of:=0.000000035" office:value-type="float" office:value="0.000000035" calcext:value-type="float">
            <text:p>3.50E-08</text:p>
          </table:table-cell>
          <table:table-cell table:style-name="ce7" table:formula="of:=[.C27]*[.B27]/[.D27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7518" calcext:value-type="float">
            <text:p>7518</text:p>
          </table:table-cell>
          <table:table-cell office:value-type="float" office:value="16" calcext:value-type="float">
            <text:p>16</text:p>
          </table:table-cell>
          <table:table-cell office:value-type="float" office:value="1.447" calcext:value-type="float">
            <text:p>1.447</text:p>
          </table:table-cell>
          <table:table-cell office:value-type="float" office:value="1.013" calcext:value-type="float">
            <text:p>1.013</text:p>
          </table:table-cell>
          <table:table-cell office:value-type="float" office:value="1.179" calcext:value-type="float">
            <text:p>1.17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table:formula="of:=0.00000015" office:value-type="float" office:value="0.00000015" calcext:value-type="float">
            <text:p>1.50E-07</text:p>
          </table:table-cell>
          <table:table-cell table:style-name="ce7" table:formula="of:=[.C28]*[.B28]/[.D28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793" calcext:value-type="float">
            <text:p>1793</text:p>
          </table:table-cell>
          <table:table-cell office:value-type="float" office:value="8" calcext:value-type="float">
            <text:p>8</text:p>
          </table:table-cell>
          <table:table-cell office:value-type="float" office:value="1.852" calcext:value-type="float">
            <text:p>1.852</text:p>
          </table:table-cell>
          <table:table-cell office:value-type="float" office:value="1.028" calcext:value-type="float">
            <text:p>1.028</text:p>
          </table:table-cell>
          <table:table-cell office:value-type="float" office:value="1.596" calcext:value-type="float">
            <text:p>1.59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office:value-type="float" office:value="0.0000000025" calcext:value-type="float">
            <text:p>2.50E-09</text:p>
          </table:table-cell>
          <table:table-cell table:style-name="ce7" table:formula="of:=[.C29]*[.B29]/[.D29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94922" calcext:value-type="float">
            <text:p>94922</text:p>
          </table:table-cell>
          <table:table-cell office:value-type="float" office:value="64" calcext:value-type="float">
            <text:p>64</text:p>
          </table:table-cell>
          <table:table-cell office:value-type="float" office:value="1.098" calcext:value-type="float">
            <text:p>1.098</text:p>
          </table:table-cell>
          <table:table-cell office:value-type="float" office:value="1.00062" calcext:value-type="float">
            <text:p>1.00062</text:p>
          </table:table-cell>
          <table:table-cell office:value-type="float" office:value="0.548" calcext:value-type="float">
            <text:p>0.54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0.000002" office:value-type="float" office:value="0.000002" calcext:value-type="float">
            <text:p>2.00E-06</text:p>
          </table:table-cell>
          <table:table-cell table:formula="of:=0.1" office:value-type="float" office:value="0.1" calcext:value-type="float">
            <text:p>1.00E-01</text:p>
          </table:table-cell>
          <table:table-cell table:style-name="ce2" table:formula="of:=0.0000002" office:value-type="float" office:value="0.0000002" calcext:value-type="float">
            <text:p>2.00E-07</text:p>
          </table:table-cell>
          <table:table-cell table:formula="of:=0.0000000006" office:value-type="float" office:value="0.0000000006" calcext:value-type="float">
            <text:p>6.00E-10</text:p>
          </table:table-cell>
          <table:table-cell table:style-name="ce7" table:formula="of:=[.C30]*[.B30]/[.D30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361818" calcext:value-type="float">
            <text:p>361818</text:p>
          </table:table-cell>
          <table:table-cell office:value-type="float" office:value="128" calcext:value-type="float">
            <text:p>128</text:p>
          </table:table-cell>
          <table:table-cell office:value-type="float" office:value="1.047" calcext:value-type="float">
            <text:p>1.047</text:p>
          </table:table-cell>
          <table:table-cell office:value-type="float" office:value="1.00013" calcext:value-type="float">
            <text:p>1.00013</text:p>
          </table:table-cell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formula="of:=0.0002" office:value-type="float" office:value="0.0002" calcext:value-type="float">
            <text:p>2.00E-04</text:p>
          </table:table-cell>
          <table:table-cell table:formula="of:=0.1" office:value-type="float" office:value="0.1" calcext:value-type="float">
            <text:p>1.00E-01</text:p>
          </table:table-cell>
          <table:table-cell office:value-type="float" office:value="0.00002" calcext:value-type="float">
            <text:p>2.00E-05</text:p>
          </table:table-cell>
          <table:table-cell table:formula="of:=0.00000006" office:value-type="float" office:value="0.00000006" calcext:value-type="float">
            <text:p>6.00E-08</text:p>
          </table:table-cell>
          <table:table-cell table:style-name="ce7" table:formula="of:=[.C31]*[.B31]/[.D31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48300" calcext:value-type="float">
            <text:p>248300</text:p>
          </table:table-cell>
          <table:table-cell office:value-type="float" office:value="128" calcext:value-type="float">
            <text:p>128</text:p>
          </table:table-cell>
          <table:table-cell office:value-type="float" office:value="1.047" calcext:value-type="float">
            <text:p>1.047</text:p>
          </table:table-cell>
          <table:table-cell office:value-type="float" office:value="1.00012" calcext:value-type="float">
            <text:p>1.00012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larger height, dt better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table:formula="of:=0.02" office:value-type="float" office:value="0.02" calcext:value-type="float">
            <text:p>2.00E-02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2" office:value-type="float" office:value="0.002" calcext:value-type="float">
            <text:p>2.00E-03</text:p>
          </table:table-cell>
          <table:table-cell table:formula="of:=0.000006" office:value-type="float" office:value="0.000006" calcext:value-type="float">
            <text:p>6.00E-06</text:p>
          </table:table-cell>
          <table:table-cell table:style-name="ce7" table:formula="of:=[.C32]*[.B32]/[.D32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34782" calcext:value-type="float">
            <text:p>134782</text:p>
          </table:table-cell>
          <table:table-cell office:value-type="float" office:value="128" calcext:value-type="float">
            <text:p>128</text:p>
          </table:table-cell>
          <table:table-cell office:value-type="float" office:value="1.047" calcext:value-type="float">
            <text:p>1.047</text:p>
          </table:table-cell>
          <table:table-cell office:value-type="float" office:value="0.99993" calcext:value-type="float">
            <text:p>0.99993</text:p>
          </table:table-cell>
          <table:table-cell office:value-type="float" office:value="0.379" calcext:value-type="float">
            <text:p>0.37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2" office:value-type="float" office:value="2" calcext:value-type="float">
            <text:p>2.00E+00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2" office:value-type="float" office:value="0.2" calcext:value-type="float">
            <text:p>2.00E-01</text:p>
          </table:table-cell>
          <table:table-cell table:formula="of:=0.0006" office:value-type="float" office:value="0.0006" calcext:value-type="float">
            <text:p>6.00E-04</text:p>
          </table:table-cell>
          <table:table-cell table:style-name="ce7" table:formula="of:=[.C33]*[.B33]/[.D33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1264" calcext:value-type="float">
            <text:p>21264</text:p>
          </table:table-cell>
          <table:table-cell office:value-type="float" office:value="128" calcext:value-type="float">
            <text:p>128</text:p>
          </table:table-cell>
          <table:table-cell office:value-type="float" office:value="1.038" calcext:value-type="float">
            <text:p>1.038</text:p>
          </table:table-cell>
          <table:table-cell office:value-type="float" office:value="0.9806" calcext:value-type="float">
            <text:p>0.9806</text:p>
          </table:table-cell>
          <table:table-cell office:value-type="float" office:value="0.331" calcext:value-type="float">
            <text:p>0.331</text:p>
          </table:table-cell>
          <table:table-cell office:value-type="string" calcext:value-type="string">
            <text:p>not better now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table:formula="of:=0.002" office:value-type="float" office:value="0.002" calcext:value-type="float">
            <text:p>2.0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" office:value-type="float" office:value="0.0002" calcext:value-type="float">
            <text:p>2.00E-04</text:p>
          </table:table-cell>
          <table:table-cell table:formula="of:=0.0000006" office:value-type="float" office:value="0.0000006" calcext:value-type="float">
            <text:p>6.00E-07</text:p>
          </table:table-cell>
          <table:table-cell table:style-name="ce7" table:formula="of:=[.C34]*[.B34]/[.D34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91541" calcext:value-type="float">
            <text:p>191541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1.047" calcext:value-type="float">
            <text:p>1.047</text:p>
          </table:table-cell>
          <table:table-cell table:style-name="ce10" office:value-type="float" office:value="1.0001" calcext:value-type="float">
            <text:p>1.0001</text:p>
          </table:table-cell>
          <table:table-cell table:style-name="ce8" office:value-type="float" office:value="0.38" calcext:value-type="float">
            <text:p>0.38</text:p>
          </table:table-cell>
          <table:table-cell office:value-type="string" calcext:value-type="string">
            <text:p>seems the b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21" calcext:value-type="float">
            <text:p>2.10E-03</text:p>
          </table:table-cell>
          <table:table-cell office:value-type="float" office:value="0.1" calcext:value-type="float">
            <text:p>1.00E-01</text:p>
          </table:table-cell>
          <table:table-cell table:style-name="ce2" office:value-type="float" office:value="0.00021" calcext:value-type="float">
            <text:p>2.10E-04</text:p>
          </table:table-cell>
          <table:table-cell office:value-type="float" office:value="0.00015" calcext:value-type="float">
            <text:p>1.50E-04</text:p>
          </table:table-cell>
          <table:table-cell table:style-name="ce7" table:formula="of:=[.C35]*[.B35]/[.D35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094" calcext:value-type="float">
            <text:p>1094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1.835" calcext:value-type="float">
            <text:p>1.835</text:p>
          </table:table-cell>
          <table:table-cell table:style-name="ce10" office:value-type="float" office:value="1.022" calcext:value-type="float">
            <text:p>1.022</text:p>
          </table:table-cell>
          <table:table-cell office:value-type="float" office:value="1.568" calcext:value-type="float">
            <text:p>1.56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35" office:value-type="float" office:value="0.000035" calcext:value-type="float">
            <text:p>3.50E-05</text:p>
          </table:table-cell>
          <table:table-cell table:style-name="ce7" table:formula="of:=[.C36]*[.B36]/[.D36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4464" calcext:value-type="float">
            <text:p>4464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.441" calcext:value-type="float">
            <text:p>1.441</text:p>
          </table:table-cell>
          <table:table-cell table:style-name="ce10" office:value-type="float" office:value="1.012" calcext:value-type="float">
            <text:p>1.012</text:p>
          </table:table-cell>
          <table:table-cell office:value-type="float" office:value="1.164" calcext:value-type="float">
            <text:p>1.16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1" office:value-type="float" office:value="0.00001" calcext:value-type="float">
            <text:p>1.00E-05</text:p>
          </table:table-cell>
          <table:table-cell table:style-name="ce7" table:formula="of:=[.C37]*[.B37]/[.D37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4157" calcext:value-type="float">
            <text:p>14157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1.193" calcext:value-type="float">
            <text:p>1.193</text:p>
          </table:table-cell>
          <table:table-cell table:style-name="ce10" office:value-type="float" office:value="1.002" calcext:value-type="float">
            <text:p>1.002</text:p>
          </table:table-cell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025" office:value-type="float" office:value="0.0000025" calcext:value-type="float">
            <text:p>2.50E-06</text:p>
          </table:table-cell>
          <table:table-cell table:style-name="ce7" table:formula="of:=[.C38]*[.B38]/[.D38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52360" calcext:value-type="float">
            <text:p>52360</text:p>
          </table:table-cell>
          <table:table-cell office:value-type="float" office:value="64" calcext:value-type="float">
            <text:p>64</text:p>
          </table:table-cell>
          <table:table-cell table:style-name="ce10" office:value-type="float" office:value="1.096" calcext:value-type="float">
            <text:p>1.096</text:p>
          </table:table-cell>
          <table:table-cell table:style-name="ce10" office:value-type="float" office:value="1.00048" calcext:value-type="float">
            <text:p>1.00048</text:p>
          </table:table-cell>
          <table:table-cell office:value-type="float" office:value="0.539" calcext:value-type="float">
            <text:p>0.53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0015" office:value-type="float" office:value="0.00000015" calcext:value-type="float">
            <text:p>1.50E-07</text:p>
          </table:table-cell>
          <table:table-cell table:style-name="ce7" table:formula="of:=[.C39]*[.B39]/[.D39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736476" calcext:value-type="float">
            <text:p>736476</text:p>
          </table:table-cell>
          <table:table-cell office:value-type="float" office:value="256" calcext:value-type="float">
            <text:p>256</text:p>
          </table:table-cell>
          <table:table-cell table:style-name="ce11" office:value-type="float" office:value="1.025" calcext:value-type="float">
            <text:p>1.025</text:p>
          </table:table-cell>
          <table:table-cell table:style-name="ce11" office:value-type="float" office:value="1.00002" calcext:value-type="float">
            <text:p>1.00002</text:p>
          </table:table-cell>
          <table:table-cell table:style-name="ce11" office:value-type="float" office:value="0.276" calcext:value-type="float">
            <text:p>0.27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0.21" calcext:value-type="float">
            <text:p>2.10E-01</text:p>
          </table:table-cell>
          <table:table-cell office:value-type="float" office:value="0.1" calcext:value-type="float">
            <text:p>1.00E-01</text:p>
          </table:table-cell>
          <table:table-cell table:style-name="ce2" office:value-type="float" office:value="0.021" calcext:value-type="float">
            <text:p>2.10E-02</text:p>
          </table:table-cell>
          <table:table-cell office:value-type="float" office:value="0.000015" calcext:value-type="float">
            <text:p>1.50E-05</text:p>
          </table:table-cell>
          <table:table-cell table:style-name="ce7" table:formula="of:=[.C40]*[.B40]/[.D40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55969" calcext:value-type="float">
            <text:p>255969</text:p>
          </table:table-cell>
          <table:table-cell office:value-type="float" office:value="256" calcext:value-type="float">
            <text:p>256</text:p>
          </table:table-cell>
          <table:table-cell office:value-type="float" office:value="1.024" calcext:value-type="float">
            <text:p>1.024</text:p>
          </table:table-cell>
          <table:table-cell office:value-type="float" office:value="0.99799" calcext:value-type="float">
            <text:p>0.99799</text:p>
          </table:table-cell>
          <table:table-cell office:value-type="float" office:value="0.267" calcext:value-type="float">
            <text:p>0.26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2.1" calcext:value-type="float">
            <text:p>2.10E+00</text:p>
          </table:table-cell>
          <table:table-cell office:value-type="float" office:value="0.1" calcext:value-type="float">
            <text:p>1.00E-01</text:p>
          </table:table-cell>
          <table:table-cell table:style-name="ce3" office:value-type="float" office:value="0.21" calcext:value-type="float">
            <text:p>2.10E-01</text:p>
          </table:table-cell>
          <table:table-cell office:value-type="float" office:value="0.00015" calcext:value-type="float">
            <text:p>1.50E-04</text:p>
          </table:table-cell>
          <table:table-cell table:style-name="ce7" table:formula="of:=[.C41]*[.B41]/[.D41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1813" calcext:value-type="float">
            <text:p>21813</text:p>
          </table:table-cell>
          <table:table-cell office:value-type="float" office:value="256" calcext:value-type="float">
            <text:p>256</text:p>
          </table:table-cell>
          <table:table-cell office:value-type="float" office:value="1.015" calcext:value-type="float">
            <text:p>1.015</text:p>
          </table:table-cell>
          <table:table-cell office:value-type="float" office:value="0.9818" calcext:value-type="float">
            <text:p>0.9818</text:p>
          </table:table-cell>
          <table:table-cell office:value-type="float" office:value="0.224" calcext:value-type="float">
            <text:p>0.22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15" calcext:value-type="float">
            <text:p>1.50E-03</text:p>
          </table:table-cell>
          <table:table-cell table:style-name="ce7" table:formula="of:=[.C42]*[.B42]/[.D42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3721" calcext:value-type="float">
            <text:p>3721</text:p>
          </table:table-cell>
          <table:table-cell office:value-type="float" office:value="256" calcext:value-type="float">
            <text:p>256</text:p>
          </table:table-cell>
          <table:table-cell table:style-name="ce10" office:value-type="float" office:value="1.0027" calcext:value-type="float">
            <text:p>1.0027</text:p>
          </table:table-cell>
          <table:table-cell table:style-name="ce10" office:value-type="float" office:value="0.9945" calcext:value-type="float">
            <text:p>0.9945</text:p>
          </table:table-cell>
          <table:table-cell table:style-name="ce8" office:value-type="float" office:value="0.121" calcext:value-type="float">
            <text:p>0.121</text:p>
          </table:table-cell>
          <table:table-cell office:value-type="string" calcext:value-type="string">
            <text:p>seems the bes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4" calcext:value-type="float">
            <text:p>4.00E-04</text:p>
          </table:table-cell>
          <table:table-cell table:style-name="ce7" table:formula="of:=[.C43]*[.B43]/[.D43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392" calcext:value-type="float">
            <text:p>2392</text:p>
          </table:table-cell>
          <table:table-cell office:value-type="float" office:value="512" calcext:value-type="float">
            <text:p>512</text:p>
          </table:table-cell>
          <table:table-cell table:style-name="ce10" office:value-type="float" office:value="0.9988" calcext:value-type="float">
            <text:p>0.9988</text:p>
          </table:table-cell>
          <table:table-cell table:style-name="ce10" office:value-type="float" office:value="1.0011" calcext:value-type="float">
            <text:p>1.0011</text:p>
          </table:table-cell>
          <table:table-cell table:style-name="ce12" office:value-type="float" office:value="0.02869" calcext:value-type="float">
            <text:p>2.87E-02</text:p>
          </table:table-cell>
          <table:table-cell office:value-type="string" calcext:value-type="string">
            <text:p>seems the bes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2.1" calcext:value-type="float">
            <text:p>2.10E+00</text:p>
          </table:table-cell>
          <table:table-cell office:value-type="float" office:value="0.1" calcext:value-type="float">
            <text:p>1.00E-01</text:p>
          </table:table-cell>
          <table:table-cell table:style-name="ce4" office:value-type="float" office:value="0.21" calcext:value-type="float">
            <text:p>2.10E-01</text:p>
          </table:table-cell>
          <table:table-cell office:value-type="float" office:value="0.00004" calcext:value-type="float">
            <text:p>4.00E-05</text:p>
          </table:table-cell>
          <table:table-cell table:style-name="ce7" table:formula="of:=[.C44]*[.B44]/[.D44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52031" calcext:value-type="float">
            <text:p>52031</text:p>
          </table:table-cell>
          <table:table-cell office:value-type="float" office:value="512" calcext:value-type="float">
            <text:p>512</text:p>
          </table:table-cell>
          <table:table-cell office:value-type="float" office:value="1.0058" calcext:value-type="float">
            <text:p>1.0058</text:p>
          </table:table-cell>
          <table:table-cell office:value-type="float" office:value="0.99175" calcext:value-type="float">
            <text:p>0.99175</text:p>
          </table:table-cell>
          <table:table-cell office:value-type="float" office:value="0.146" calcext:value-type="float">
            <text:p>0.14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0.21" calcext:value-type="float">
            <text:p>2.10E-01</text:p>
          </table:table-cell>
          <table:table-cell office:value-type="float" office:value="0.1" calcext:value-type="float">
            <text:p>1.00E-01</text:p>
          </table:table-cell>
          <table:table-cell table:style-name="ce3" office:value-type="float" office:value="0.021" calcext:value-type="float">
            <text:p>2.10E-02</text:p>
          </table:table-cell>
          <table:table-cell office:value-type="float" office:value="0.000004" calcext:value-type="float">
            <text:p>4.00E-06</text:p>
          </table:table-cell>
          <table:table-cell table:style-name="ce7" table:formula="of:=[.C45]*[.B45]/[.D45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662624" calcext:value-type="float">
            <text:p>662624</text:p>
          </table:table-cell>
          <table:table-cell office:value-type="float" office:value="512" calcext:value-type="float">
            <text:p>512</text:p>
          </table:table-cell>
          <table:table-cell office:value-type="float" office:value="1.0106" calcext:value-type="float">
            <text:p>1.0106</text:p>
          </table:table-cell>
          <table:table-cell office:value-type="float" office:value="0.99795" calcext:value-type="float">
            <text:p>0.99795</text:p>
          </table:table-cell>
          <table:table-cell office:value-type="float" office:value="0.177" calcext:value-type="float">
            <text:p>0.17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table:formula="of:=21" office:value-type="float" office:value="21" calcext:value-type="float">
            <text:p>2.10E+01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2.1" office:value-type="float" office:value="2.1" calcext:value-type="float">
            <text:p>2.10E+00</text:p>
          </table:table-cell>
          <table:table-cell office:value-type="float" office:value="0.0001" calcext:value-type="float">
            <text:p>1.00E-04</text:p>
          </table:table-cell>
          <table:table-cell table:style-name="ce7" table:formula="of:=[.C46]*[.B46]/[.D46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70" calcext:value-type="float">
            <text:p>270</text:p>
          </table:table-cell>
          <table:table-cell office:value-type="float" office:value="1024" calcext:value-type="float">
            <text:p>1024</text:p>
          </table:table-cell>
          <table:table-cell office:value-type="float" office:value="0.99983" calcext:value-type="float">
            <text:p>0.99983</text:p>
          </table:table-cell>
          <table:table-cell office:value-type="float" office:value="1.00017" calcext:value-type="float">
            <text:p>1.00017</text:p>
          </table:table-cell>
          <table:table-cell table:style-name="ce1" office:value-type="float" office:value="0.0007" calcext:value-type="float">
            <text:p>7.00E-0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25" calcext:value-type="float">
            <text:p>2.50E-05</text:p>
          </table:table-cell>
          <table:table-cell table:style-name="ce7" table:formula="of:=[.C47]*[.B47]/[.D47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8" calcext:value-type="float">
            <text:p>18</text:p>
          </table:table-cell>
          <table:table-cell office:value-type="float" office:value="2048" calcext:value-type="float">
            <text:p>2048</text:p>
          </table:table-cell>
          <table:table-cell office:value-type="float" office:value="0.9999897" calcext:value-type="float">
            <text:p>0.9999897</text:p>
          </table:table-cell>
          <table:table-cell office:value-type="float" office:value="1.00000998" calcext:value-type="float">
            <text:p>1.00000998</text:p>
          </table:table-cell>
          <table:table-cell table:style-name="ce1" office:value-type="float" office:value="0.0000083" calcext:value-type="float">
            <text:p>8.30E-0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250000" calcext:value-type="float">
            <text:p>2.50E+05</text:p>
          </table:table-cell>
          <table:table-cell table:style-name="ce7" table:formula="of:=[.C48]*[.B48]/[.D48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1.00E-04</text:p>
          </table:table-cell>
          <table:table-cell office:value-type="float" office:value="304425" calcext:value-type="float">
            <text:p>304425</text:p>
          </table:table-cell>
          <table:table-cell office:value-type="float" office:value="2048" calcext:value-type="float">
            <text:p>2048</text:p>
          </table:table-cell>
          <table:table-cell office:value-type="float" office:value="1.00058" calcext:value-type="float">
            <text:p>1.00058</text:p>
          </table:table-cell>
          <table:table-cell office:value-type="float" office:value="0.9989" calcext:value-type="float">
            <text:p>0.9989</text:p>
          </table:table-cell>
          <table:table-cell table:style-name="ce1" office:value-type="float" office:value="0.051" calcext:value-type="float">
            <text:p>5.10E-02</text:p>
          </table:table-cell>
          <table:table-cell office:value-type="string" calcext:value-type="string">
            <text:p>DiscL2 10^4 larger, 10^-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6" calcext:value-type="float">
            <text:p>6.00E-06</text:p>
          </table:table-cell>
          <table:table-cell table:style-name="ce7" table:formula="of:=[.C49]*[.B49]/[.D49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tiny</text:p>
          </table:table-cell>
          <table:table-cell table:style-name="ce1" office:value-type="float" office:value="0.0000003" calcext:value-type="float">
            <text:p>3.00E-0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6" calcext:value-type="float">
            <text:p>6.00E-06</text:p>
          </table:table-cell>
          <table:table-cell table:style-name="ce7" table:formula="of:=[.C50]*[.B50]/[.D50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1.00E-04</text:p>
          </table:table-cell>
          <table:table-cell office:value-type="float" office:value="286201" calcext:value-type="float">
            <text:p>286201</text:p>
          </table:table-cell>
          <table:table-cell office:value-type="float" office:value="4096" calcext:value-type="float">
            <text:p>4096</text:p>
          </table:table-cell>
          <table:table-cell office:value-type="float" office:value="0.99989" calcext:value-type="float">
            <text:p>0.99989</text:p>
          </table:table-cell>
          <table:table-cell office:value-type="float" office:value="1.000086" calcext:value-type="float">
            <text:p>1.000086</text:p>
          </table:table-cell>
          <table:table-cell table:style-name="ce1" office:value-type="float" office:value="0.015" calcext:value-type="float">
            <text:p>1.50E-02</text:p>
          </table:table-cell>
          <table:table-cell office:value-type="string" calcext:value-type="string">
            <text:p>10^-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15" calcext:value-type="float">
            <text:p>1.50E-06</text:p>
          </table:table-cell>
          <table:table-cell table:style-name="ce7" table:formula="of:=[.C51]*[.B51]/[.D51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string" calcext:value-type="string">
            <text:p>tiny</text:p>
          </table:table-cell>
          <table:table-cell table:style-name="ce1" office:value-type="float" office:value="0.000000027" calcext:value-type="float">
            <text:p>2.70E-08</text:p>
          </table:table-cell>
          <table:table-cell office:value-type="string" calcext:value-type="string">
            <text:p>DiscL2 decreas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table:formula="of:=21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15" calcext:value-type="float">
            <text:p>1.50E-06</text:p>
          </table:table-cell>
          <table:table-cell table:style-name="ce7" table:formula="of:=[.C52]*[.B52]/[.D52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1.00E-04</text:p>
          </table:table-cell>
          <table:table-cell office:value-type="float" office:value="72132" calcext:value-type="float">
            <text:p>72132</text:p>
          </table:table-cell>
          <table:table-cell office:value-type="float" office:value="8192" calcext:value-type="float">
            <text:p>8192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1.000039" calcext:value-type="float">
            <text:p>1.000039</text:p>
          </table:table-cell>
          <table:table-cell table:style-name="ce1" office:value-type="float" office:value="0.00094" calcext:value-type="float">
            <text:p>9.40E-04</text:p>
          </table:table-cell>
          <table:table-cell office:value-type="string" calcext:value-type="string">
            <text:p>DiscL2 decreases</text:p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5"/>
          <table:table-cell table:style-name="Default"/>
          <table:table-cell table:number-columns-repeated="6"/>
        </table:table-row>
      </table:table>
      <table:table table:name="pe=1000" table:style-name="ta1"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e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1" office:value-type="float" office:value="2100" calcext:value-type="float">
            <text:p>2.10E+03</text:p>
          </table:table-cell>
          <table:table-cell table:style-name="ce1" office:value-type="float" office:value="1000000" calcext:value-type="float">
            <text:p>1.00E+06</text:p>
          </table:table-cell>
          <table:table-cell table:style-name="ce5" table:formula="of:=[.B2]*[.A2]/[.E2]" office:value-type="float" office:value="2100000" calcext:value-type="float">
            <text:p>2.10E+06</text:p>
          </table:table-cell>
          <table:table-cell table:style-name="ce1" office:value-type="float" office:value="0.000245" calcext:value-type="float">
            <text:p>2.45E-04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t+2</text:p>
          </table:table-cell>
          <table:table-cell office:value-type="string" calcext:value-type="string">
            <text:p>nCell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_f</text:p>
          </table:table-cell>
          <table:table-cell office:value-type="string" calcext:value-type="string">
            <text:p>Sigma^2</text:p>
          </table:table-cell>
          <table:table-cell office:value-type="string" calcext:value-type="string">
            <text:p>sigma+2*d_f</text:p>
          </table:table-cell>
          <table:table-cell/>
          <table:table-cell table:style-name="Default" office:value-type="string" calcext:value-type="string">
            <text:p>dt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$A$2]/[.B6]" office:value-type="float" office:value="262.5" calcext:value-type="float">
            <text:p>262.5</text:p>
          </table:table-cell>
          <table:table-cell table:formula="of:=[.$B$2]*[.$D$2]/[.C6]" office:value-type="float" office:value="0.933333333333334" calcext:value-type="float">
            <text:p>0.933333333333334</text:p>
          </table:table-cell>
          <table:table-cell table:formula="of:=[.$C$2]*[.$D$2]/[.C6]/[.C6]" office:value-type="float" office:value="0.00746666666666667" calcext:value-type="float">
            <text:p>0.007466666666667</text:p>
          </table:table-cell>
          <table:table-cell table:formula="of:=[.D6]*[.D6]" office:value-type="float" office:value="0.871111111111111" calcext:value-type="float">
            <text:p>0.871111111111111</text:p>
          </table:table-cell>
          <table:table-cell table:formula="of:=[.D6]+[.E6]*2" office:value-type="float" office:value="0.948266666666667" calcext:value-type="float">
            <text:p>0.948266666666667</text:p>
          </table:table-cell>
          <table:table-cell table:style-name="ce8"/>
          <table:table-cell table:formula="of:=0.95/([.$B$2]/[.C6] + 2*[.$C$2]/[.C6]/[.C6])" office:value-type="float" office:value="0.000245447834645669" calcext:value-type="float">
            <text:p>2.45E-0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*2" office:value-type="float" office:value="16" calcext:value-type="float">
            <text:p>16</text:p>
          </table:table-cell>
          <table:table-cell table:formula="of:=[.$A$2]/[.B7]" office:value-type="float" office:value="131.25" calcext:value-type="float">
            <text:p>131.25</text:p>
          </table:table-cell>
          <table:table-cell table:formula="of:=[.$B$2]*[.$D$2]/[.C7]" office:value-type="float" office:value="1.86666666666667" calcext:value-type="float">
            <text:p>1.86666666666667</text:p>
          </table:table-cell>
          <table:table-cell table:formula="of:=[.$C$2]*[.$D$2]/[.C7]/[.C7]" office:value-type="float" office:value="0.0298666666666667" calcext:value-type="float">
            <text:p>0.029866666666667</text:p>
          </table:table-cell>
          <table:table-cell table:formula="of:=[.D7]*[.D7]" office:value-type="float" office:value="3.48444444444445" calcext:value-type="float">
            <text:p>3.48444444444445</text:p>
          </table:table-cell>
          <table:table-cell table:formula="of:=[.D7]+[.E7]*2" office:value-type="float" office:value="1.9264" calcext:value-type="float">
            <text:p>1.9264</text:p>
          </table:table-cell>
          <table:table-cell/>
          <table:table-cell table:formula="of:=0.95/([.$B$2]/[.C7] + 2*[.$C$2]/[.C7]/[.C7])" office:value-type="float" office:value="0.000120821220930233" calcext:value-type="float">
            <text:p>1.21E-0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*2" office:value-type="float" office:value="32" calcext:value-type="float">
            <text:p>32</text:p>
          </table:table-cell>
          <table:table-cell table:formula="of:=[.$A$2]/[.B8]" office:value-type="float" office:value="65.625" calcext:value-type="float">
            <text:p>65.625</text:p>
          </table:table-cell>
          <table:table-cell table:formula="of:=[.$B$2]*[.$D$2]/[.C8]" office:value-type="float" office:value="3.73333333333333" calcext:value-type="float">
            <text:p>3.73333333333333</text:p>
          </table:table-cell>
          <table:table-cell table:formula="of:=[.$C$2]*[.$D$2]/[.C8]/[.C8]" office:value-type="float" office:value="0.119466666666667" calcext:value-type="float">
            <text:p>0.119466666666667</text:p>
          </table:table-cell>
          <table:table-cell table:formula="of:=[.D8]*[.D8]" office:value-type="float" office:value="13.9377777777778" calcext:value-type="float">
            <text:p>13.9377777777778</text:p>
          </table:table-cell>
          <table:table-cell table:formula="of:=[.D8]+[.E8]*2" office:value-type="float" office:value="3.97226666666667" calcext:value-type="float">
            <text:p>3.97226666666667</text:p>
          </table:table-cell>
          <table:table-cell/>
          <table:table-cell table:formula="of:=0.95/([.$B$2]/[.C8] + 2*[.$C$2]/[.C8]/[.C8])" office:value-type="float" office:value="0.00005859375" calcext:value-type="float">
            <text:p>5.86E-0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*2" office:value-type="float" office:value="64" calcext:value-type="float">
            <text:p>64</text:p>
          </table:table-cell>
          <table:table-cell table:formula="of:=[.$A$2]/[.B9]" office:value-type="float" office:value="32.8125" calcext:value-type="float">
            <text:p>32.8125</text:p>
          </table:table-cell>
          <table:table-cell table:formula="of:=[.$B$2]*[.$D$2]/[.C9]" office:value-type="float" office:value="7.46666666666667" calcext:value-type="float">
            <text:p>7.46666666666667</text:p>
          </table:table-cell>
          <table:table-cell table:formula="of:=[.$C$2]*[.$D$2]/[.C9]/[.C9]" office:value-type="float" office:value="0.477866666666667" calcext:value-type="float">
            <text:p>0.477866666666667</text:p>
          </table:table-cell>
          <table:table-cell table:formula="of:=[.D9]*[.D9]" office:value-type="float" office:value="55.7511111111111" calcext:value-type="float">
            <text:p>55.7511111111111</text:p>
          </table:table-cell>
          <table:table-cell table:formula="of:=[.D9]+[.E9]*2" office:value-type="float" office:value="8.4224" calcext:value-type="float">
            <text:p>8.4224</text:p>
          </table:table-cell>
          <table:table-cell/>
          <table:table-cell table:formula="of:=0.95/([.$B$2]/[.C9] + 2*[.$C$2]/[.C9]/[.C9])" office:value-type="float" office:value="0.0000276346409574468" calcext:value-type="float">
            <text:p>2.76E-0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*2" office:value-type="float" office:value="128" calcext:value-type="float">
            <text:p>128</text:p>
          </table:table-cell>
          <table:table-cell table:formula="of:=[.$A$2]/[.B10]" office:value-type="float" office:value="16.40625" calcext:value-type="float">
            <text:p>16.40625</text:p>
          </table:table-cell>
          <table:table-cell table:formula="of:=[.$B$2]*[.$D$2]/[.C10]" office:value-type="float" office:value="14.9333333333333" calcext:value-type="float">
            <text:p>14.9333333333333</text:p>
          </table:table-cell>
          <table:table-cell table:formula="of:=[.$C$2]*[.$D$2]/[.C10]/[.C10]" office:value-type="float" office:value="1.91146666666667" calcext:value-type="float">
            <text:p>1.91146666666667</text:p>
          </table:table-cell>
          <table:table-cell table:formula="of:=[.D10]*[.D10]" office:value-type="float" office:value="223.004444444445" calcext:value-type="float">
            <text:p>223.004444444445</text:p>
          </table:table-cell>
          <table:table-cell table:formula="of:=[.D10]+[.E10]*2" office:value-type="float" office:value="18.7562666666667" calcext:value-type="float">
            <text:p>18.7562666666667</text:p>
          </table:table-cell>
          <table:table-cell table:style-name="ce8"/>
          <table:table-cell table:formula="of:=0.95/([.$B$2]/[.C10] + 2*[.$C$2]/[.C10]/[.C10])" office:value-type="float" office:value="0.0000124091859076433" calcext:value-type="float">
            <text:p>1.24E-0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*2" office:value-type="float" office:value="256" calcext:value-type="float">
            <text:p>256</text:p>
          </table:table-cell>
          <table:table-cell table:formula="of:=[.$A$2]/[.B11]" office:value-type="float" office:value="8.203125" calcext:value-type="float">
            <text:p>8.203125</text:p>
          </table:table-cell>
          <table:table-cell table:formula="of:=[.$B$2]*[.$D$2]/[.C11]" office:value-type="float" office:value="29.8666666666667" calcext:value-type="float">
            <text:p>29.8666666666667</text:p>
          </table:table-cell>
          <table:table-cell table:formula="of:=[.$C$2]*[.$D$2]/[.C11]/[.C11]" office:value-type="float" office:value="7.64586666666667" calcext:value-type="float">
            <text:p>7.64586666666667</text:p>
          </table:table-cell>
          <table:table-cell table:formula="of:=[.D11]*[.D11]" office:value-type="float" office:value="892.017777777778" calcext:value-type="float">
            <text:p>892.017777777778</text:p>
          </table:table-cell>
          <table:table-cell table:formula="of:=[.D11]+[.E11]*2" office:value-type="float" office:value="45.1584" calcext:value-type="float">
            <text:p>45.1584</text:p>
          </table:table-cell>
          <table:table-cell table:style-name="ce9"/>
          <table:table-cell table:formula="of:=0.95/([.$B$2]/[.C11] + 2*[.$C$2]/[.C11]/[.C11])" office:value-type="float" office:value="0.00000515407986111111" calcext:value-type="float">
            <text:p>5.15E-0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*2" office:value-type="float" office:value="512" calcext:value-type="float">
            <text:p>512</text:p>
          </table:table-cell>
          <table:table-cell table:formula="of:=[.$A$2]/[.B12]" office:value-type="float" office:value="4.1015625" calcext:value-type="float">
            <text:p>4.1015625</text:p>
          </table:table-cell>
          <table:table-cell table:formula="of:=[.$B$2]*[.$D$2]/[.C12]" office:value-type="float" office:value="59.7333333333333" calcext:value-type="float">
            <text:p>59.7333333333333</text:p>
          </table:table-cell>
          <table:table-cell table:formula="of:=[.$C$2]*[.$D$2]/[.C12]/[.C12]" office:value-type="float" office:value="30.5834666666667" calcext:value-type="float">
            <text:p>30.5834666666667</text:p>
          </table:table-cell>
          <table:table-cell table:formula="of:=[.D12]*[.D12]" office:value-type="float" office:value="3568.07111111111" calcext:value-type="float">
            <text:p>3568.07111111111</text:p>
          </table:table-cell>
          <table:table-cell table:formula="of:=[.D12]+[.E12]*2" office:value-type="float" office:value="120.900266666667" calcext:value-type="float">
            <text:p>120.900266666667</text:p>
          </table:table-cell>
          <table:table-cell table:style-name="ce8"/>
          <table:table-cell table:formula="of:=0.95/([.$B$2]/[.C12] + 2*[.$C$2]/[.C12]/[.C12])" office:value-type="float" office:value="0.00000192514050148221" calcext:value-type="float">
            <text:p>1.93E-0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*2" office:value-type="float" office:value="1024" calcext:value-type="float">
            <text:p>1024</text:p>
          </table:table-cell>
          <table:table-cell table:formula="of:=[.$A$2]/[.B13]" office:value-type="float" office:value="2.05078125" calcext:value-type="float">
            <text:p>2.05078125</text:p>
          </table:table-cell>
          <table:table-cell table:formula="of:=[.$B$2]*[.$D$2]/[.C13]" office:value-type="float" office:value="119.466666666667" calcext:value-type="float">
            <text:p>119.466666666667</text:p>
          </table:table-cell>
          <table:table-cell table:formula="of:=[.$C$2]*[.$D$2]/[.C13]/[.C13]" office:value-type="float" office:value="122.333866666667" calcext:value-type="float">
            <text:p>122.333866666667</text:p>
          </table:table-cell>
          <table:table-cell table:formula="of:=[.D13]*[.D13]" office:value-type="float" office:value="14272.2844444445" calcext:value-type="float">
            <text:p>14272.2844444445</text:p>
          </table:table-cell>
          <table:table-cell table:formula="of:=[.D13]+[.E13]*2" office:value-type="float" office:value="364.1344" calcext:value-type="float">
            <text:p>364.1344</text:p>
          </table:table-cell>
          <table:table-cell table:style-name="ce8"/>
          <table:table-cell table:formula="of:=0.95/([.$B$2]/[.C13] + 2*[.$C$2]/[.C13]/[.C13])" office:value-type="float" office:value="0.000000639187069389764" calcext:value-type="float">
            <text:p>6.39E-0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3]*2" office:value-type="float" office:value="2048" calcext:value-type="float">
            <text:p>2048</text:p>
          </table:table-cell>
          <table:table-cell table:formula="of:=[.$A$2]/[.B14]" office:value-type="float" office:value="1.025390625" calcext:value-type="float">
            <text:p>1.025390625</text:p>
          </table:table-cell>
          <table:table-cell table:formula="of:=[.$B$2]*[.$D$2]/[.C14]" office:value-type="float" office:value="238.933333333333" calcext:value-type="float">
            <text:p>238.933333333333</text:p>
          </table:table-cell>
          <table:table-cell table:formula="of:=[.$C$2]*[.$D$2]/[.C14]/[.C14]" office:value-type="float" office:value="489.335466666667" calcext:value-type="float">
            <text:p>489.335466666667</text:p>
          </table:table-cell>
          <table:table-cell table:formula="of:=[.D14]*[.D14]" office:value-type="float" office:value="57089.1377777778" calcext:value-type="float">
            <text:p>57089.1377777778</text:p>
          </table:table-cell>
          <table:table-cell table:formula="of:=[.D14]+[.E14]*2" office:value-type="float" office:value="1217.60426666667" calcext:value-type="float">
            <text:p>1217.60426666667</text:p>
          </table:table-cell>
          <table:table-cell table:style-name="ce8"/>
          <table:table-cell table:formula="of:=0.95/([.$B$2]/[.C14] + 2*[.$C$2]/[.C14]/[.C14])" office:value-type="float" office:value="0.000000191154060782967" calcext:value-type="float">
            <text:p>1.91E-0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]*2" office:value-type="float" office:value="4096" calcext:value-type="float">
            <text:p>4096</text:p>
          </table:table-cell>
          <table:table-cell table:formula="of:=[.$A$2]/[.B15]" office:value-type="float" office:value="0.5126953125" calcext:value-type="float">
            <text:p>0.5126953125</text:p>
          </table:table-cell>
          <table:table-cell table:formula="of:=[.$B$2]*[.$D$2]/[.C15]" office:value-type="float" office:value="477.866666666667" calcext:value-type="float">
            <text:p>477.866666666667</text:p>
          </table:table-cell>
          <table:table-cell table:formula="of:=[.$C$2]*[.$D$2]/[.C15]/[.C15]" office:value-type="float" office:value="1957.34186666667" calcext:value-type="float">
            <text:p>1957.34186666667</text:p>
          </table:table-cell>
          <table:table-cell table:formula="of:=[.D15]*[.D15]" office:value-type="float" office:value="228356.551111111" calcext:value-type="float">
            <text:p>228356.551111111</text:p>
          </table:table-cell>
          <table:table-cell table:formula="of:=[.D15]+[.E15]*2" office:value-type="float" office:value="4392.5504" calcext:value-type="float">
            <text:p>4392.5504</text:p>
          </table:table-cell>
          <table:table-cell table:style-name="ce8"/>
          <table:table-cell table:formula="of:=0.95/([.$B$2]/[.C15] + 2*[.$C$2]/[.C15]/[.C15])" office:value-type="float" office:value="0.0000000529874398253917" calcext:value-type="float">
            <text:p>5.30E-0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*2" office:value-type="float" office:value="8192" calcext:value-type="float">
            <text:p>8192</text:p>
          </table:table-cell>
          <table:table-cell table:formula="of:=[.$A$2]/[.B16]" office:value-type="float" office:value="0.25634765625" calcext:value-type="float">
            <text:p>0.25634765625</text:p>
          </table:table-cell>
          <table:table-cell table:formula="of:=[.$B$2]*[.$D$2]/[.C16]" office:value-type="float" office:value="955.733333333334" calcext:value-type="float">
            <text:p>955.733333333334</text:p>
          </table:table-cell>
          <table:table-cell table:formula="of:=[.$C$2]*[.$D$2]/[.C16]/[.C16]" office:value-type="float" office:value="7829.36746666667" calcext:value-type="float">
            <text:p>7829.36746666667</text:p>
          </table:table-cell>
          <table:table-cell table:formula="of:=[.D16]*[.D16]" office:value-type="float" office:value="913426.204444445" calcext:value-type="float">
            <text:p>913426.204444445</text:p>
          </table:table-cell>
          <table:table-cell table:formula="of:=[.D16]+[.E16]*2" office:value-type="float" office:value="16614.4682666667" calcext:value-type="float">
            <text:p>16614.4682666667</text:p>
          </table:table-cell>
          <table:table-cell table:style-name="ce8"/>
          <table:table-cell table:formula="of:=0.95/([.$B$2]/[.C16] + 2*[.$C$2]/[.C16]/[.C16])" office:value-type="float" office:value="0.0000000140088744499252" calcext:value-type="float">
            <text:p>1.40E-0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*2" office:value-type="float" office:value="16384" calcext:value-type="float">
            <text:p>16384</text:p>
          </table:table-cell>
          <table:table-cell table:formula="of:=[.$A$2]/[.B17]" office:value-type="float" office:value="0.128173828125" calcext:value-type="float">
            <text:p>0.128173828125</text:p>
          </table:table-cell>
          <table:table-cell table:formula="of:=[.$B$2]*[.$D$2]/[.C17]" office:value-type="float" office:value="1911.46666666667" calcext:value-type="float">
            <text:p>1911.46666666667</text:p>
          </table:table-cell>
          <table:table-cell table:formula="of:=[.$C$2]*[.$D$2]/[.C17]/[.C17]" office:value-type="float" office:value="31317.4698666667" calcext:value-type="float">
            <text:p>31317.4698666667</text:p>
          </table:table-cell>
          <table:table-cell table:formula="of:=[.D17]*[.D17]" office:value-type="float" office:value="3653704.81777778" calcext:value-type="float">
            <text:p>3653704.81777778</text:p>
          </table:table-cell>
          <table:table-cell table:formula="of:=[.D17]+[.E17]*2" office:value-type="float" office:value="64546.4064" calcext:value-type="float">
            <text:p>64546.4064</text:p>
          </table:table-cell>
          <table:table-cell/>
          <table:table-cell table:formula="of:=0.95/([.$B$2]/[.C17] + 2*[.$C$2]/[.C17]/[.C17])" office:value-type="float" office:value="0.0000000036059327386505" calcext:value-type="float">
            <text:p>3.61E-0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7]*2" office:value-type="float" office:value="32768" calcext:value-type="float">
            <text:p>32768</text:p>
          </table:table-cell>
          <table:table-cell table:formula="of:=[.$A$2]/[.B18]" office:value-type="float" office:value="0.0640869140625" calcext:value-type="float">
            <text:p>0.0640869140625</text:p>
          </table:table-cell>
          <table:table-cell table:formula="of:=[.$B$2]*[.$D$2]/[.C18]" office:value-type="float" office:value="3822.93333333333" calcext:value-type="float">
            <text:p>3822.93333333333</text:p>
          </table:table-cell>
          <table:table-cell table:formula="of:=[.$C$2]*[.$D$2]/[.C18]/[.C18]" office:value-type="float" office:value="125269.879466667" calcext:value-type="float">
            <text:p>125269.879466667</text:p>
          </table:table-cell>
          <table:table-cell table:formula="of:=[.D18]*[.D18]" office:value-type="float" office:value="14614819.2711111" calcext:value-type="float">
            <text:p>14614819.2711111</text:p>
          </table:table-cell>
          <table:table-cell table:formula="of:=[.D18]+[.E18]*2" office:value-type="float" office:value="254362.692266667" calcext:value-type="float">
            <text:p>254362.692266667</text:p>
          </table:table-cell>
          <table:table-cell/>
          <table:table-cell table:formula="of:=0.95/([.$B$2]/[.C18] + 2*[.$C$2]/[.C18]/[.C18])" office:value-type="float" office:value="0.000000000915031988087276" calcext:value-type="float">
            <text:p>9.15E-1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*2" office:value-type="float" office:value="65536" calcext:value-type="float">
            <text:p>65536</text:p>
          </table:table-cell>
          <table:table-cell table:formula="of:=[.$A$2]/[.B19]" office:value-type="float" office:value="0.03204345703125" calcext:value-type="float">
            <text:p>0.03204345703125</text:p>
          </table:table-cell>
          <table:table-cell table:formula="of:=[.$B$2]*[.$D$2]/[.C19]" office:value-type="float" office:value="7645.86666666667" calcext:value-type="float">
            <text:p>7645.86666666667</text:p>
          </table:table-cell>
          <table:table-cell table:formula="of:=[.$C$2]*[.$D$2]/[.C19]/[.C19]" office:value-type="float" office:value="501079.517866667" calcext:value-type="float">
            <text:p>501079.517866667</text:p>
          </table:table-cell>
          <table:table-cell table:formula="of:=[.D19]*[.D19]" office:value-type="float" office:value="58459277.0844445" calcext:value-type="float">
            <text:p>58459277.0844445</text:p>
          </table:table-cell>
          <table:table-cell table:formula="of:=[.D19]+[.E19]*2" office:value-type="float" office:value="1009804.9024" calcext:value-type="float">
            <text:p>1009804.9024</text:p>
          </table:table-cell>
          <table:table-cell/>
          <table:table-cell table:formula="of:=0.95/([.$B$2]/[.C19] + 2*[.$C$2]/[.C19]/[.C19])" office:value-type="float" office:value="0.00000000023049006738512" calcext:value-type="float">
            <text:p>2.30E-1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9]*2" office:value-type="float" office:value="131072" calcext:value-type="float">
            <text:p>131072</text:p>
          </table:table-cell>
          <table:table-cell table:formula="of:=[.$A$2]/[.B20]" office:value-type="float" office:value="0.016021728515625" calcext:value-type="float">
            <text:p>0.016021728515625</text:p>
          </table:table-cell>
          <table:table-cell table:formula="of:=[.$B$2]*[.$D$2]/[.C20]" office:value-type="float" office:value="15291.7333333333" calcext:value-type="float">
            <text:p>15291.7333333333</text:p>
          </table:table-cell>
          <table:table-cell table:formula="of:=[.$C$2]*[.$D$2]/[.C20]/[.C20]" office:value-type="float" office:value="2004318.07146667" calcext:value-type="float">
            <text:p>2004318.07146667</text:p>
          </table:table-cell>
          <table:table-cell table:formula="of:=[.D20]*[.D20]" office:value-type="float" office:value="233837108.337778" calcext:value-type="float">
            <text:p>233837108.337778</text:p>
          </table:table-cell>
          <table:table-cell table:formula="of:=[.D20]+[.E20]*2" office:value-type="float" office:value="4023927.87626667" calcext:value-type="float">
            <text:p>4023927.87626667</text:p>
          </table:table-cell>
          <table:table-cell/>
          <table:table-cell table:formula="of:=0.95/([.$B$2]/[.C20] + 2*[.$C$2]/[.C20]/[.C20])" office:value-type="float" office:value="0.000000000057841493972288" calcext:value-type="float">
            <text:p>5.78E-1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0]*2" office:value-type="float" office:value="262144" calcext:value-type="float">
            <text:p>262144</text:p>
          </table:table-cell>
          <table:table-cell table:formula="of:=[.$A$2]/[.B21]" office:value-type="float" office:value="0.0080108642578125" calcext:value-type="float">
            <text:p>0.008010864257813</text:p>
          </table:table-cell>
          <table:table-cell table:formula="of:=[.$B$2]*[.$D$2]/[.C21]" office:value-type="float" office:value="30583.4666666667" calcext:value-type="float">
            <text:p>30583.4666666667</text:p>
          </table:table-cell>
          <table:table-cell table:formula="of:=[.$C$2]*[.$D$2]/[.C21]/[.C21]" office:value-type="float" office:value="8017272.28586667" calcext:value-type="float">
            <text:p>8017272.28586667</text:p>
          </table:table-cell>
          <table:table-cell table:formula="of:=[.D21]*[.D21]" office:value-type="float" office:value="935348433.351112" calcext:value-type="float">
            <text:p>935348433.351112</text:p>
          </table:table-cell>
          <table:table-cell table:formula="of:=[.D21]+[.E21]*2" office:value-type="float" office:value="16065128.0384" calcext:value-type="float">
            <text:p>16065128.0384</text:p>
          </table:table-cell>
          <table:table-cell/>
          <table:table-cell table:formula="of:=0.95/([.$B$2]/[.C21] + 2*[.$C$2]/[.C21]/[.C21])" office:value-type="float" office:value="0.0000000000144879019602996" calcext:value-type="float">
            <text:p>1.45E-1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1]*2" office:value-type="float" office:value="524288" calcext:value-type="float">
            <text:p>524288</text:p>
          </table:table-cell>
          <table:table-cell table:formula="of:=[.$A$2]/[.B22]" office:value-type="float" office:value="0.00400543212890625" calcext:value-type="float">
            <text:p>0.004005432128906</text:p>
          </table:table-cell>
          <table:table-cell table:formula="of:=[.$B$2]*[.$D$2]/[.C22]" office:value-type="float" office:value="61166.9333333334" calcext:value-type="float">
            <text:p>61166.9333333334</text:p>
          </table:table-cell>
          <table:table-cell table:formula="of:=[.$C$2]*[.$D$2]/[.C22]/[.C22]" office:value-type="float" office:value="32069089.1434667" calcext:value-type="float">
            <text:p>32069089.1434667</text:p>
          </table:table-cell>
          <table:table-cell table:formula="of:=[.D22]*[.D22]" office:value-type="float" office:value="3741393733.40445" calcext:value-type="float">
            <text:p>3741393733.40445</text:p>
          </table:table-cell>
          <table:table-cell table:formula="of:=[.D22]+[.E22]*2" office:value-type="float" office:value="64199345.2202667" calcext:value-type="float">
            <text:p>64199345.2202667</text:p>
          </table:table-cell>
          <table:table-cell/>
          <table:table-cell table:formula="of:=0.95/([.$B$2]/[.C22] + 2*[.$C$2]/[.C22]/[.C22])" office:value-type="float" office:value="0.0000000000036254263840455" calcext:value-type="float">
            <text:p>3.63E-1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*2" office:value-type="float" office:value="1048576" calcext:value-type="float">
            <text:p>1048576</text:p>
          </table:table-cell>
          <table:table-cell table:formula="of:=[.$A$2]/[.B23]" office:value-type="float" office:value="0.00200271606445312" calcext:value-type="float">
            <text:p>0.002002716064453</text:p>
          </table:table-cell>
          <table:table-cell table:formula="of:=[.$B$2]*[.$D$2]/[.C23]" office:value-type="float" office:value="122333.866666667" calcext:value-type="float">
            <text:p>122333.866666667</text:p>
          </table:table-cell>
          <table:table-cell table:formula="of:=[.$C$2]*[.$D$2]/[.C23]/[.C23]" office:value-type="float" office:value="128276356.573867" calcext:value-type="float">
            <text:p>128276356.573867</text:p>
          </table:table-cell>
          <table:table-cell table:formula="of:=[.D23]*[.D23]" office:value-type="float" office:value="14965574933.6178" calcext:value-type="float">
            <text:p>14965574933.6178</text:p>
          </table:table-cell>
          <table:table-cell table:formula="of:=[.D23]+[.E23]*2" office:value-type="float" office:value="256675047.0144" calcext:value-type="float">
            <text:p>256675047.0144</text:p>
          </table:table-cell>
          <table:table-cell/>
          <table:table-cell table:formula="of:=0.95/([.$B$2]/[.C23] + 2*[.$C$2]/[.C23]/[.C23])" office:value-type="float" office:value="0.000000000000906788574531525" calcext:value-type="float">
            <text:p>9.07E-13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Thd</text:p>
          </table:table-cell>
          <table:table-cell table:style-name="Default" office:value-type="string" calcext:value-type="string">
            <text:p>tStep</text:p>
          </table:table-cell>
          <table:table-cell office:value-type="string" calcext:value-type="string">
            <text:p>nCell</text:p>
          </table:table-cell>
          <table:table-cell office:value-type="string" calcext:value-type="string">
            <text:p>Temp_1</text:p>
          </table:table-cell>
          <table:table-cell office:value-type="string" calcext:value-type="string">
            <text:p>Temp_nC</text:p>
          </table:table-cell>
          <table:table-cell office:value-type="string" calcext:value-type="string">
            <text:p>discL2</text:p>
          </table:table-cell>
          <table:table-cell office:value-type="string" calcext:value-type="string">
            <text:p>remar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/00/0000</text:date>, <text:time style:data-style-name="N2" text:time-value="13:57:12.9152063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09:22:53.197883469</meta:creation-date>
    <dc:date>2019-11-08T14:50:00.316665650</dc:date>
    <meta:editing-duration>PT39M55S</meta:editing-duration>
    <meta:editing-cycles>8</meta:editing-cycles>
    <meta:generator>LibreOffice/6.0.7.3$Linux_X86_64 LibreOffice_project/00m0$Build-3</meta:generator>
    <meta:document-statistic meta:table-count="2" meta:cell-count="712" meta:object-count="0"/>
  </office:meta>
</office:document-meta>
</file>